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paragraph-properties fo:margin-left="2.501cm" fo:margin-right="0cm" fo:text-indent="0cm" style:auto-text-indent="false"/>
      <style:text-properties fo:color="#000000" style:font-name="Times New Roman" fo:font-size="12pt"/>
    </style:style>
    <style:style style:name="P3" style:family="paragraph" style:parent-style-name="Text_20_body" style:list-style-name="L1">
      <style:text-properties fo:color="#000000" style:font-name="Times New Roman" fo:font-size="12pt"/>
    </style:style>
    <style:style style:name="P4" style:family="paragraph" style:parent-style-name="Text_20_body">
      <style:paragraph-properties fo:margin-left="1.251cm" fo:margin-right="0cm" fo:text-indent="0cm" style:auto-text-indent="false"/>
      <style:text-properties fo:color="#000000" style:font-name="Times New Roman" fo:font-size="12pt"/>
    </style:style>
    <style:style style:name="P5" style:family="paragraph" style:parent-style-name="Text_20_body">
      <style:text-properties fo:color="#000000" style:font-name="Times New Roman" fo:font-size="12pt"/>
    </style:style>
    <style:style style:name="P6" style:family="paragraph" style:parent-style-name="Text_20_body">
      <style:text-properties fo:color="#000000" style:font-name="Times New Roman" fo:font-size="12pt" fo:font-weight="bold"/>
    </style:style>
    <style:style style:name="P7" style:family="paragraph" style:parent-style-name="Text_20_body">
      <style:paragraph-properties fo:text-align="start" style:justify-single-word="false"/>
      <style:text-properties fo:color="#000000" style:font-name="Times New Roman" fo:font-size="12pt" fo:font-weight="bold"/>
    </style:style>
    <style:style style:name="P8" style:family="paragraph" style:parent-style-name="Text_20_body">
      <style:paragraph-properties fo:text-align="start" style:justify-single-word="false"/>
      <style:text-properties fo:color="#000000" style:font-name="Times New Roman" fo:font-size="12pt"/>
    </style:style>
    <style:style style:name="P9" style:family="paragraph" style:parent-style-name="Text_20_body">
      <style:text-properties fo:color="#000000" style:font-name="Times New Roman" fo:font-size="12pt" fo:font-weight="normal"/>
    </style:style>
    <style:style style:name="P10" style:family="paragraph" style:parent-style-name="Text_20_body">
      <style:paragraph-properties fo:text-align="start" style:justify-single-word="false"/>
      <style:text-properties fo:color="#000000" style:font-name="Times New Roman" fo:font-size="12pt" fo:font-weight="normal"/>
    </style:style>
    <style:style style:name="P11" style:family="paragraph" style:parent-style-name="Text_20_body">
      <style:text-properties fo:color="#000000" style:font-name="Times New Roman" fo:font-size="12pt"/>
    </style:style>
    <style:style style:name="P12" style:family="paragraph" style:parent-style-name="Text_20_body" style:list-style-name="L1">
      <style:text-properties fo:color="#000000" style:font-name="Times New Roman" fo:font-size="12pt"/>
    </style:style>
    <style:style style:name="P13" style:family="paragraph" style:parent-style-name="Text_20_body" style:list-style-name="L2">
      <style:text-properties fo:color="#000000" style:font-name="Times New Roman" fo:font-size="12pt"/>
    </style:style>
    <style:style style:name="P14" style:family="paragraph" style:parent-style-name="Text_20_body" style:list-style-name="L3">
      <style:text-properties fo:color="#000000" style:font-name="Times New Roman" fo:font-size="12pt"/>
    </style:style>
    <style:style style:name="P15" style:family="paragraph" style:parent-style-name="Text_20_body" style:list-style-name="L5">
      <style:text-properties fo:color="#000000" style:font-name="Times New Roman" fo:font-size="12pt"/>
    </style:style>
    <style:style style:name="P16" style:family="paragraph" style:parent-style-name="Text_20_body" style:list-style-name="L4">
      <style:text-properties style:font-name="Times New Roman1" fo:font-size="12pt" style:font-size-asian="12pt" style:font-size-complex="12pt"/>
    </style:style>
    <style:style style:name="P17" style:family="paragraph" style:parent-style-name="Text_20_body" style:list-style-name="L1">
      <style:paragraph-properties fo:margin-left="2.501cm" fo:margin-right="0cm" fo:text-indent="0cm" style:auto-text-indent="false"/>
      <style:text-properties fo:color="#000000" style:font-name="Times New Roman" fo:font-size="12pt"/>
    </style:style>
    <style:style style:name="P18" style:family="paragraph" style:parent-style-name="Text_20_body" style:list-style-name="L5">
      <style:paragraph-properties fo:margin-left="2.501cm" fo:margin-right="0cm" fo:text-indent="0cm" style:auto-text-indent="false"/>
      <style:text-properties fo:color="#000000" style:font-name="Times New Roman" fo:font-size="12pt"/>
    </style:style>
    <style:style style:name="P19" style:family="paragraph" style:parent-style-name="Text_20_body" style:list-style-name="L1">
      <style:paragraph-properties fo:margin-left="-1.251cm" fo:margin-right="0cm" fo:text-indent="0cm" style:auto-text-indent="false"/>
      <style:text-properties fo:color="#000000" style:font-name="Times New Roman" fo:font-size="12pt"/>
    </style:style>
    <style:style style:name="P20" style:family="paragraph" style:parent-style-name="Text_20_body" style:list-style-name="L1">
      <style:paragraph-properties fo:margin-left="0cm" fo:margin-right="0cm" fo:text-indent="0cm" style:auto-text-indent="false"/>
      <style:text-properties fo:color="#000000" style:font-name="Times New Roman" fo:font-size="12pt"/>
    </style:style>
    <style:style style:name="P21" style:family="paragraph" style:parent-style-name="Text_20_body">
      <style:paragraph-properties fo:margin-left="1.251cm" fo:margin-right="0cm" fo:text-indent="0cm" style:auto-text-indent="false"/>
      <style:text-properties fo:color="#000000" style:font-name="Times New Roman" fo:font-size="12pt"/>
    </style:style>
    <style:style style:name="P22" style:family="paragraph" style:parent-style-name="Text_20_body" style:list-style-name="L1">
      <style:paragraph-properties fo:margin-left="1.251cm" fo:margin-right="0cm" fo:text-indent="0cm" style:auto-text-indent="false"/>
      <style:text-properties fo:color="#000000" style:font-name="Times New Roman" fo:font-size="12pt"/>
    </style:style>
    <style:style style:name="P23" style:family="paragraph" style:parent-style-name="Text_20_body" style:list-style-name="L5">
      <style:paragraph-properties fo:margin-left="1.251cm" fo:margin-right="0cm" fo:text-indent="0cm" style:auto-text-indent="false"/>
      <style:text-properties fo:color="#000000" style:font-name="Times New Roman" fo:font-size="12pt"/>
    </style:style>
    <style:style style:name="P24" style:family="paragraph" style:parent-style-name="Text_20_body" style:list-style-name="L5">
      <style:paragraph-properties fo:margin-left="1.251cm" fo:margin-right="0cm" fo:text-indent="0cm" style:auto-text-indent="false"/>
      <style:text-properties fo:color="#000000" style:font-name="Times New Roman" fo:font-size="12pt" officeooo:rsid="00052ec5" officeooo:paragraph-rsid="00052ec5"/>
    </style:style>
    <style:style style:name="T1" style:family="text">
      <style:text-properties fo:color="#000000"/>
    </style:style>
    <style:style style:name="T2" style:family="text">
      <style:text-properties officeooo:rsid="0004de27"/>
    </style:style>
    <style:style style:name="T3" style:family="text">
      <style:text-properties officeooo:rsid="0005fb0a"/>
    </style:style>
    <style:style style:name="T4" style:family="text">
      <style:text-properties officeooo:rsid="0006579f"/>
    </style:style>
    <style:style style:name="T5" style:family="text">
      <style:text-properties officeooo:rsid="0008e58c"/>
    </style:style>
    <style:style style:name="T6" style:family="text">
      <style:text-properties officeooo:rsid="0009f521"/>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89377408" text:id="ct289377408">
          <text:insertion>
            <office:change-info>
              <dc:creator>Tamino Dauth</dc:creator>
              <dc:date>2010-08-19T14:07:00</dc:date>
            </office:change-info>
          </text:insertion>
        </text:changed-region>
        <text:changed-region xml:id="ct289377304" text:id="ct289377304">
          <text:format-change>
            <office:change-info>
              <dc:creator>Unbekannter Autor</dc:creator>
              <dc:date>2014-11-22T16:01:00</dc:date>
            </office:change-info>
          </text:format-change>
        </text:changed-region>
        <text:changed-region xml:id="ct289377200" text:id="ct289377200">
          <text:deletion>
            <office:change-info>
              <dc:creator>Unknown Author</dc:creator>
              <dc:date>2011-06-17T01:14:00</dc:date>
            </office:change-info>
            <text:p text:style-name="P1"><text:s/></text:p>
          </text:deletion>
        </text:changed-region>
        <text:changed-region xml:id="ct289374600" text:id="ct289374600">
          <text:insertion>
            <office:change-info>
              <dc:creator>Unknown Author</dc:creator>
              <dc:date>2011-06-17T01:14:00</dc:date>
            </office:change-info>
          </text:insertion>
        </text:changed-region>
        <text:changed-region xml:id="ct289377928" text:id="ct289377928">
          <text:deletion>
            <office:change-info>
              <dc:creator>Unbekannter Autor</dc:creator>
              <dc:date>2014-11-22T16:00:00</dc:date>
            </office:change-info>
            <text:list xml:id="list6403969150495587869" text:style-name="L1">
              <text:list-item>
                <text:list>
                  <text:list-item>
                    <text:p text:style-name="P2"/>
                  </text:list-item>
                  <text:list-item>
                    <text:p text:style-name="P2">Fährst du hier öfter? (Charakter steht auf der Fähre)</text:p>
                  </text:list-item>
                  <text:list-item>
                    <text:p text:style-name="P3"><text:bookmark text:name="ik9t101111111111111111111111"/><text:bookmark text:name="fdvr1111111111111111111111"/>N: <text:bookmark text:name="dnw_1111111111111111111111"/>Ja, zweimal täglich. Trommon ist ein guter Freund von mir. Na ja, trotzdem ist das nicht umsonst, aber bei den Bauernhöfen verdien' ich wenigstens noch was und da sind die Leute nicht so unfreundlich wie in der Burg.</text:p>
                  </text:list-item>
                  <text:list-item>
                    <text:p text:style-name="P3">N: Die Wachen da solltest du dir mal ansehen. Nur weil sie bewaffnet sind, glauben sie, sie könnten jeden niedermachen. Verdammte Schweine!</text:p>
                  </text:list-item>
                  <text:list-item>
                    <text:p text:style-name="P2">N: Aber ich will ja nichts gesagt haben, am Ende werde ich noch eingesperrt (lacht).</text:p>
                  </text:list-item>
                </text:list>
              </text:list-item>
            </text:list>
          </text:deletion>
        </text:changed-region>
        <text:changed-region xml:id="ct287707024" text:id="ct287707024">
          <text:insertion>
            <office:change-info>
              <dc:creator>Unbekannter Autor</dc:creator>
              <dc:date>2014-12-06T17:23:00</dc:date>
            </office:change-info>
          </text:insertion>
        </text:changed-region>
        <text:changed-region xml:id="ct287707440" text:id="ct287707440">
          <text:insertion>
            <office:change-info>
              <dc:creator>Unbekannter Autor</dc:creator>
              <dc:date>2014-12-06T17:24:00</dc:date>
            </office:change-info>
          </text:insertion>
        </text:changed-region>
        <text:changed-region xml:id="ct287707128" text:id="ct287707128">
          <text:insertion>
            <office:change-info>
              <dc:creator>Unbekannter Autor</dc:creator>
              <dc:date>2014-12-06T17:25:00</dc:date>
            </office:change-info>
          </text:insertion>
        </text:changed-region>
        <text:changed-region xml:id="ct289378032" text:id="ct289378032">
          <text:insertion>
            <office:change-info>
              <dc:creator>Unknown Author</dc:creator>
              <dc:date>2011-06-17T01:51:00</dc:date>
            </office:change-info>
          </text:insertion>
        </text:changed-region>
        <text:changed-region xml:id="ct289378136" text:id="ct289378136">
          <text:deletion>
            <office:change-info>
              <dc:creator>Unknown Author</dc:creator>
              <dc:date>2011-06-17T01:51:00</dc:date>
            </office:change-info>
            <text:p text:style-name="P4"><text:s/></text:p>
          </text:deletion>
        </text:changed-region>
        <text:changed-region xml:id="ct289378240" text:id="ct289378240">
          <text:insertion>
            <office:change-info>
              <dc:creator>Unknown Author</dc:creator>
              <dc:date>2011-06-17T01:51:00</dc:date>
            </office:change-info>
          </text:insertion>
        </text:changed-region>
        <text:changed-region xml:id="ct287707960" text:id="ct287707960">
          <text:deletion>
            <office:change-info>
              <dc:creator>Unbekannter Autor</dc:creator>
              <dc:date>2014-12-06T17:25:00</dc:date>
            </office:change-info>
            <text:p text:style-name="P4">Hört sich gut an. </text:p>
          </text:deletion>
        </text:changed-region>
        <text:changed-region xml:id="ct287707752" text:id="ct287707752">
          <text:deletion>
            <office:change-info>
              <dc:creator>Unbekannter Autor</dc:creator>
              <dc:date>2014-12-06T17:27:00</dc:date>
            </office:change-info>
            <text:p text:style-name="P4"><text:s/>es </text:p>
          </text:deletion>
        </text:changed-region>
        <text:changed-region xml:id="ct287707648" text:id="ct287707648">
          <text:deletion>
            <office:change-info>
              <dc:creator>Unbekannter Autor</dc:creator>
              <dc:date>2014-12-06T17:25:00</dc:date>
            </office:change-info>
            <text:p text:style-name="P4">ihr</text:p>
          </text:deletion>
        </text:changed-region>
        <text:changed-region xml:id="ct287707544" text:id="ct287707544">
          <text:deletion>
            <office:change-info>
              <dc:creator>Unbekannter Autor</dc:creator>
              <dc:date>2014-12-06T17:27:00</dc:date>
            </office:change-info>
            <text:p text:style-name="P4"><text:s/>gleich nachher sagen</text:p>
          </text:deletion>
        </text:changed-region>
        <text:changed-region xml:id="ct287708064" text:id="ct287708064">
          <text:insertion>
            <office:change-info>
              <dc:creator>Unbekannter Autor</dc:creator>
              <dc:date>2014-12-06T17:27:00</dc:date>
            </office:change-info>
          </text:insertion>
        </text:changed-region>
        <text:changed-region xml:id="ct287708376" text:id="ct287708376">
          <text:insertion>
            <office:change-info>
              <dc:creator>Unbekannter Autor</dc:creator>
              <dc:date>2014-12-06T17:27:00</dc:date>
            </office:change-info>
          </text:insertion>
        </text:changed-region>
        <text:changed-region xml:id="ct287708168" text:id="ct287708168">
          <text:deletion>
            <office:change-info>
              <dc:creator>Unbekannter Autor</dc:creator>
              <dc:date>2014-12-06T17:27:00</dc:date>
            </office:change-info>
            <text:p text:style-name="P4">V</text:p>
          </text:deletion>
        </text:changed-region>
        <text:changed-region xml:id="ct287708584" text:id="ct287708584">
          <text:insertion>
            <office:change-info>
              <dc:creator>Unbekannter Autor</dc:creator>
              <dc:date>2014-12-06T17:27:00</dc:date>
            </office:change-info>
          </text:insertion>
        </text:changed-region>
        <text:changed-region xml:id="ct287707856" text:id="ct287707856">
          <text:insertion>
            <office:change-info>
              <dc:creator>Unbekannter Autor</dc:creator>
              <dc:date>2014-12-06T17: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9">Kuno (Herkunft: Altdeutsch, Bedeutung: Kühner)<text:bookmark text:name="r_tv91"/><text:bookmark text:name="r_tv81"/></text:p>
      <text:p text:style-name="P1"><text:bookmark text:name="r_tv9"/><text:bookmark text:name="r_tv8"/></text:p>
      <text:p text:style-name="P6"><text:bookmark text:name="vyiu3"/>Beschreibung</text:p>
      <text:p text:style-name="P8"><text:bookmark text:name="vyiu4"/>Kuno ist Holzfäller von Beruf. Er lebt nahe des östlichen Ufers des Flusses … und hat eine kleine Hütte und einen Unterstand für sein gefälltes Holz.</text:p>
      <text:p text:style-name="P8">Er lebt mit seiner Tochter … zusammen, d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8">Kuno ist ein recht kräftiger Bursche, dem seine Tochter einfach alles bedeutet.<text:bookmark text:name="r_tv93"/><text:bookmark text:name="r_tv83"/></text:p>
      <text:p text:style-name="P8"><text:bookmark text:name="r_tv92"/><text:bookmark text:name="r_tv82"/></text:p>
      <text:p text:style-name="P7">Ort</text:p>
      <text:p text:style-name="P10"><text:bookmark text:name="atp73"/>Im Wald auf der rechten Seite des Flusses …</text:p>
      <text:p text:style-name="P1"><text:bookmark text:name="r_tv94"/><text:bookmark text:name="r_tv84"/></text:p>
      <text:p text:style-name="P6">Tagesablauf<text:bookmark text:name="vyiu11"/><text:bookmark text:name="vyiu13"/></text:p>
      <text:list xml:id="list4828163862532263001" text:style-name="L2">
        <text:list-item>
          <text:p text:style-name="P13">06:00 - 12:00 – Sägt vor seiner Hütte Bretter.</text:p>
        </text:list-item>
        <text:list-item>
          <text:p text:style-name="P13"><text:bookmark text:name="ns332"/>12:00 - 12:15 – Wird von Trommon über den Fluss gefahren.</text:p>
        </text:list-item>
        <text:list-item>
          <text:p text:style-name="P13"><text:bookmark text:name="ns3321"/>12:15 - 19:00 – Verkauft Holz beim Bauernhof.</text:p>
        </text:list-item>
        <text:list-item>
          <text:p text:style-name="P13">19:00 - 19:15 – Wird von Trommon zurück über den Fluss gefahren.</text:p>
        </text:list-item>
        <text:list-item>
          <text:p text:style-name="P13">19:15 - 23:00 – Spaltet Holz auf einem Baumstumpf..</text:p>
        </text:list-item>
      </text:list>
      <text:p text:style-name="P1"><text:bookmark text:name="r_tv95"/><text:bookmark text:name="r_tv85"/></text:p>
      <text:p text:style-name="P6"><text:bookmark text:name="vyiu16"/>Zugehörigkeit<text:bookmark text:name="f-85"/></text:p>
      <text:list xml:id="list1045601036056291290" text:style-name="L3">
        <text:list-item>
          <text:p text:style-name="P14">Außenbewohner<text:bookmark text:name="f-855"/></text:p>
        </text:list-item>
      </text:list>
      <text:p text:style-name="P1"><text:bookmark text:name="r_tv96"/><text:bookmark text:name="r_tv86"/></text:p>
      <text:p text:style-name="P6"><text:bookmark text:name="f-856"/>Aufträge</text:p>
      <text:list xml:id="list541444253839236787" text:style-name="L4">
        <text:list-item>
          <text:p text:style-name="P16"><text:change-start text:change-id="ct289377408"/><text:span text:style-name="T1">Sekundär – </text:span><text:change-end text:change-id="ct289377408"/><text:change-start text:change-id="ct289377304"/>Kunos Tochter<text:change-end text:change-id="ct289377304"/></text:p>
        </text:list-item>
      </text:list>
      <text:p text:style-name="P1"><text:bookmark text:name="r_tv97"/><text:bookmark text:name="r_tv87"/></text:p>
      <text:p text:style-name="P6"><text:bookmark text:name="ik9t1"/>Dialog<text:bookmark text:name="ik9t"/><text:bookmark text:name="vyiu24"/></text:p>
      <text:list xml:id="list172746392169425" text:continue-list="list6403969150495587869" text:style-name="L1">
        <text:list-item>
          <text:p text:style-name="P3">Hallo.</text:p>
          <text:list>
            <text:list-item>
              <text:p text:style-name="P3"><text:bookmark text:name="f0wr"/><text:bookmark text:name="ik9t2"/>N: <text:bookmark text:name="gg5p"/>Hallo.<text:change text:change-id="ct289377200"/><text:change-start text:change-id="ct289374600"/> <text:change-end text:change-id="ct289374600"/>Was führt dich in diesen Wald?</text:p>
            </text:list-item>
            <text:list-item>
              <text:p text:style-name="P3">N: Warte, lass mich raten! Das Holz? Oder ist es einfach nur der Anblick der wunderbaren Bäume hier? Schon gut, ich heiße Kuno und bin Holzfäller, wie man sieht.</text:p>
            </text:list-item>
            <text:list-item>
              <text:p text:style-name="P19">Fühlst du dich nicht einsam? (Nach Begrüßung)</text:p>
            </text:list-item>
            <text:list-item>
              <text:p text:style-name="P20">N: Nein. Ich habe ja meine Tochter. Sie ist inzwischen schon vierzehn und hilft mir beim Haushalt. Ohne sie wäre ich wohl aufgeschmissen und tatsächlich einsam.</text:p>
            </text:list-item>
            <text:list-item>
              <text:p text:style-name="P20">N: Ich mache mir nur Sorgen darum, was mit ihr geschehen soll, falls ich nicht mehr bin. Am Ende muss sie noch für die Bauern oder diesen verdammten Herzog und sein Gesindel arbeiten und schufftet sich wund.</text:p>
            </text:list-item>
            <text:list-item>
              <text:p text:style-name="P22">Was will sie denn später mal machen?</text:p>
            </text:list-item>
            <text:list-item>
              <text:p text:style-name="P2">N: Sie redet immer davon, wegzugehen und sich irgendwo in der Wildnis selbst durchzuschlagen.</text:p>
            </text:list-item>
            <text:list-item>
              <text:p text:style-name="P2">N: Mein Gerede über den Herzog und die Ungerechtigkeit in diesem Königreich haben sie zu sehr beeinflusst. Ich muss ihr das ständig wieder ausreden, aber ich fürchte, bald wird sie ihren eigenen Kopf durchsetzen.</text:p>
            </text:list-item>
            <text:list-item>
              <text:p text:style-name="P2">N: Ich wünschte, jemand könnte ihr wenigstens etwas über das Jagen beibringen, denn ich selbst habe mein Leben lang nur Bäume gefällt. Ich weiß nicht mal, wie man einem Tier das Fell abzieht.</text:p>
            </text:list-item>
            <text:list-item>
              <text:p text:style-name="P2"><text:soft-page-break/>Neuer Auftrag „Kunos Tochter“</text:p>
            </text:list-item>
            <text:list-item>
              <text:p text:style-name="P22">Sie packt das schon.</text:p>
            </text:list-item>
            <text:list-item>
              <text:p text:style-name="P2">N: Das hoffe ich auch.<text:change text:change-id="ct289377928"/></text:p>
            </text:list-item>
          </text:list>
        </text:list-item>
        <text:list-item>
          <text:p text:style-name="P3">Du kennst doch Trommon … (Auftragsziel 1 des Auftrags „Holz für die Hütte“ ist aktiv)<text:bookmark text:name="gg5p2"/></text:p>
          <text:list>
            <text:list-item>
              <text:p text:style-name="P3"><text:bookmark text:name="kj70"/><text:bookmark text:name="ik9t28"/>N: Klar, ist ja mein Freund.</text:p>
            </text:list-item>
            <text:list-item>
              <text:p text:style-name="P3">C: Hast du dir mal seine Hütte angeschaut? Noch ein paar Unwetter und er kann sich eine neue bauen.</text:p>
            </text:list-item>
            <text:list-item>
              <text:p text:style-name="P3">N: Ja, hast ja Recht. Vielleicht sollte ich ihm mal bei der Reparatur helfen …</text:p>
            </text:list-item>
            <text:list-item>
              <text:p text:style-name="P3">C: Ich mache dir einen Vorschlag: Du gibst <text:s/>mir ein paar Bretter mit und ich geb' sie ihm dann. Ich schätze mal, das würde schon reichen.</text:p>
            </text:list-item>
            <text:list-item>
              <text:p text:style-name="P3">N: Gute Idee, hier hast du deine Bretter. Ich habe sowieso zu viele.</text:p>
            </text:list-item>
            <text:list-item>
              <text:p text:style-name="P3">Auftragsziel 1 des Auftrags „Holz für die Hütte“ abgeschlossen.</text:p>
            </text:list-item>
            <text:list-item>
              <text:p text:style-name="P19">Hast du in letzter Zeit irgendwas Auffälliges bemerkt? (Auftragsziel 1 des Auftrags „Die Bestie“ ist aktiv und Charakter hat den Hinweis noch nicht erhalten)</text:p>
            </text:list-item>
            <text:list-item>
              <text:p text:style-name="P3">N: Wie meinst du das?</text:p>
            </text:list-item>
            <text:list-item>
              <text:p text:style-name="P3">C: Hast du vielleicht irgendein großes Tier, eine Bestie oder etwas Ähnliches hier in der Nähe gesehen?</text:p>
            </text:list-item>
            <text:list-item>
              <text:p text:style-name="P3">N: Jetzt da du es sagst. Vor einigen Tagen lag ich tief schlafend im Bett in meiner Hütte als ich durch ein lautes Geräusch aufgewacht bin. Irgendein Schnaufen oder so.</text:p>
            </text:list-item>
            <text:list-item>
              <text:p text:style-name="P3">N: Ich habe mich vorsichtig zum Fenster geschlichen und in die dunkle Nacht hinaus geblickt.</text:p>
            </text:list-item>
            <text:list-item>
              <text:p text:style-name="P3">N: Da war ein großer Schatten, sah wie ein riesiges, haariges Viech aus, irgendeine miese Kreatur.</text:p>
            </text:list-item>
            <text:list-item>
              <text:p text:style-name="P3">N: Da hab ich's mit der Angst zu tun bekommen und mich leise, aber schnell wieder hingelegt.</text:p>
            </text:list-item>
            <text:list-item>
              <text:p text:style-name="P3">N: Das Viech hat hier anscheinend irgendwas gesucht, ist dann aber nach einer Weile wieder abgehauen.</text:p>
            </text:list-item>
            <text:list-item>
              <text:p text:style-name="P3">C: Und wohin?</text:p>
            </text:list-item>
            <text:list-item>
              <text:p text:style-name="P3">N: In Richtung Süden, glaube ich. Aber wenn ich du wäre, würde ich es nicht aufsuchen. Das Viech stank nach Tod und Verderben. Ich habe so etwas noch nie erlebt und bin auch nicht gerade scharf darauf, mir das nochmal anzutun.</text:p>
            </text:list-item>
            <text:list-item>
              <text:p text:style-name="P3">N: Ich hoffe nur, es kommt nicht wieder und tut meiner Tochter was.</text:p>
            </text:list-item>
          </text:list>
        </text:list-item>
      </text:list>
      <text:list xml:id="list1971150032475281190" text:style-name="L5">
        <text:list-item>
          <text:p text:style-name="P23">(Charakter hat damit alle Hinweise erhalten)</text:p>
        </text:list-item>
        <text:list-item>
          <text:p text:style-name="P18">Auftragsziel 1 des Auftrags „Die Bestie“ abgeschlossen</text:p>
        </text:list-item>
        <text:list-item>
          <text:p text:style-name="P15">Der Jäger Björn wird deiner Tochter etwas beibringen. (<text:change-start text:change-id="ct287707024"/><text:span text:style-name="T2">Auftragsziel 1 des Auftrags „Kunos Tochter“ ist abgeschlossen und </text:span><text:change-end text:change-id="ct287707024"/>Auftragsziel 2 des Auftrags „Kunos Tochter“ ist aktiv)</text:p>
        </text:list-item>
        <text:list-item>
          <text:p text:style-name="P23">N: Björn? Ich kenne ihn, zumindest vom Sehen. Tatsächlich? Hätte nicht gedacht, dass sich jemand aus der Burg bereit erklärt.<text:change-start text:change-id="ct287707440"/></text:p>
        </text:list-item>
        <text:list-item>
          <text:p text:style-name="P24">C: Er verlangt nichts dafür. Du musst sie nur vorbeischicken.</text:p>
        </text:list-item>
        <text:list-item>
          <text:p text:style-name="P24">N: Wirklich? Na das nenne ich Glück! In letzter Zeit habe ich <text:span text:style-name="T5">sowieso nicht</text:span> gerade große Geschäfte gemacht. Dieser Björn scheint sc<text:change-end text:change-id="ct287707440"/><text:change-start text:change-id="ct287707128"/>hwer in Ordnung zu sein.<text:change-end text:change-id="ct287707128"/><text:change-start text:change-id="ct289378032"/></text:p>
        </text:list-item>
        <text:list-item>
          <text:p text:style-name="P23"><text:change-end text:change-id="ct289378032"/><text:change text:change-id="ct289378136"/><text:change-start text:change-id="ct289378240"/>N: <text:change-end text:change-id="ct289378240"/><text:change text:change-id="ct287707960"/>Ich werde<text:change text:change-id="ct287707752"/><text:change text:change-id="ct287707648"/><text:change text:change-id="ct287707544"/><text:change-start text:change-id="ct287708064"/> <text:span text:style-name="T6">meiner Tochter gleich davon erzählen</text:span><text:change-end text:change-id="ct287708064"/>. <text:change-start text:change-id="ct287708376"/><text:span text:style-name="T6">Hab </text:span><text:change-end text:change-id="ct287708376"/><text:change text:change-id="ct287708168"/><text:change-start text:change-id="ct287708584"/><text:span text:style-name="T6">v</text:span><text:change-end text:change-id="ct287708584"/>ielen Dank! Hier hast du ein paar leckere Pilze<text:change-start text:change-id="ct287707856"/> <text:span text:style-name="T4">aus dem Wald</text:span><text:change-end text:change-id="ct287707856"/>.</text:p>
        </text:list-item>
        <text:list-item>
          <text:p text:style-name="P23">Auftrag „Kunos Tochter“ abgeschlossen</text:p>
        </text:list-item>
      </text:list>
      <text:p text:style-name="P1"><text:bookmark text:name="r_tv99"/><text:bookmark text:name="r_tv89"/></text:p>
      <text:p text:style-name="P6"><text:bookmark text:name="adhu1"/>Handel<text:bookmark text:name="r_tv98"/><text:bookmark text:name="r_tv88"/></text:p>
      <text:p text:style-name="P9"><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45</meta:editing-cycles>
    <dc:date>2014-12-06T17:27:46.305000000</dc:date>
    <meta:creation-date>2009-04-15T23:17:51</meta:creation-date>
    <meta:editing-duration>PT45M11S</meta:editing-duration>
    <meta:document-statistic meta:table-count="0" meta:image-count="0" meta:object-count="0" meta:page-count="2" meta:paragraph-count="60" meta:word-count="863" meta:character-count="4898" meta:non-whitespace-character-count="4134"/>
  </office:meta>
</office:document-meta>
</file>